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11.32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Priorité</text:p>
          </table:table-cell>
          <table:table-cell table:style-name="ce1" office:value-type="string" calcext:value-type="string">
            <text:p>Type Feat/Bug/do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pletion Date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Image Dropbox link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 <text:s/></text:p>
          </table:table-cell>
          <table:table-cell office:value-type="string" calcext:value-type="string">
            <text:p><text:s/>Passwo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Distraction Free Mode a la <text:a xlink:href="https://ghostwriter.kde.org/fr/" xlink:type="simple">https://ghostwriter.kde.org/fr/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Simple HTML <text:a xlink:href="https://ghostwriter.kde.org/fr/" xlink:type="simple">https://ghostwriter.kde.org/fr/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Them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Templat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 </text:p>
          </table:table-cell>
          <table:table-cell office:value-type="string" calcext:value-type="string">
            <text:p>Générate PDF + Themes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 </text:p>
          </table:table-cell>
          <table:table-cell office:value-type="string" calcext:value-type="string">
            <text:p>Internationalisation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c</text:p>
          </table:table-cell>
          <table:table-cell office:value-type="string" calcext:value-type="string">
            <text:p>New archi doc written by Claude ou gr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Bug reduire log au demarrage pi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Niveau de log debug parametr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Panneau qui vient du bas (Sélectionner une photo, Ajouter un tag, Ajouter une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Ouverture de volets latéraux comme LibreOffice Cal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Partag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 </text:p>
          </table:table-cell>
          <table:table-cell office:value-type="string" calcext:value-type="string">
            <text:p>Fichier ..&gt; Sélectionner un modè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Fichier ..&gt; Supprim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Renommer Inserer Heure → Horodatage (dariumap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Web a la Day One https://zapier.com/blog/best-journaling-apps/#day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You can also export your entries to DOCX, HTML, RTF, or TXT forma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 </text:p>
          </table:table-cell>
          <table:table-cell office:value-type="string" calcext:value-type="string">
            <text:p>Tag @@Biblio Insert Insert Biblio Ref (Auteur, Titre, ISBN) Index Liste en fin de Book pd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 </text:p>
          </table:table-cell>
          <table:table-cell office:value-type="string" calcext:value-type="string">
            <text:p>Epub Generation avec List de Tags Clickble et table des matièr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Android app dropbo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Correction orthograph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Stat anuelle Heatmap à la Githu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Add Report a problem Aide ..&gt; Report a problem Github iss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égration 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Lune et Lever de Solei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oogle Calendar – Google Timeli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t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 voir <text:a xlink:href="https://daylio.net/" xlink:type="simple">https://daylio.net/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oogle F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asks &amp; Microsoft To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oogle Pho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cial Media ?? pull in feeds from Facebook, Untappd, Trakt, or Instagram; (darium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minder ? Day O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t can also pull in your calendar appointments (darium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 AI-enhanced journal <text:a xlink:href="https://www.reflection.app/" xlink:type="simple">https://www.reflection.app/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aduction des not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opbox image manage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CP integ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ok / Reference Integration → ISBN → Bibli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MAGE PLEX – Wiyh web app ou Immich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3:54:58.551450727</meta:creation-date>
    <dc:date>2025-09-28T15:07:17.147101232</dc:date>
    <meta:editing-duration>PT56M37S</meta:editing-duration>
    <meta:editing-cycles>14</meta:editing-cycles>
    <meta:generator>LibreOffice/7.3.7.2$Linux_X86_64 LibreOffice_project/30$Build-2</meta:generator>
    <meta:document-statistic meta:table-count="1" meta:cell-count="74" meta:object-count="0"/>
  </office:meta>
</office:document-meta>
</file>